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3"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9 String Data Types </text:h>
      <text:p text:style-name="P1"/>
      <text:p text:style-name="P1">Strings are an essential part of programming, and proper manipulation of stringsis an essential skill for any programmer. You will need to use strings in virtually everyprogram you will write, from games to data entry programs. Strings are importantbecause humans use strings to communicate concepts and ideas. A menu in a gamecommunicates the various game options to the user. An address stored in a databasecommunicates the location of the person who lives at that address. Programs aresolutions to problems, and in most cases, must communicate that solution to the userthrough the use of strings. </text:p>
      <text:p text:style-name="P1"/>
      <text:p text:style-name="P1">Computers however, only understand numbers. The string “¡FreeBasic estáfresco!“ has no meaning to the computer. For the very first computers this did not mattermuch, since those early computers were just glorified calculators, albeit calculators thattook up a whole room. However it soon became evident to computer engineers that inorder for the computer to be a useful tool, it needed to be able to somehow recognizestring data, and be able to manipulate that string data. </text:p>
      <text:p text:style-name="P1"/>
      <text:p text:style-name="P1">Since computers only understand numbers, the solution was to convert alphanumeric </text:p>
      <text:p text:style-name="P1">characters to numbers via translation tables. The familiar ASCII code table is one </text:p>
      <text:p text:style-name="P1">such translation scheme that takes a set of alpha-numeric characters and converts themto numbers. The “A” character is encoded as decimal 65, the exclamation point asdecimal 33 and the number 1 is encoded as decimal 49. When you press any key on yourkeyboard, a scancode for that key is generated and stored in the computer as a number. </text:p>
      <text:p text:style-name="P1"/>
      <text:p text:style-name="P1">Humans group letters together to form words, and words to form sentences. Acertain arrangement of letters and words mean something according to the semanticrules the writer's language. When you read the string “FreeBasic is cool!” you understandthe meaning of the words if you can read the English language. The computer howeverdoesn't know what FreeBasic is and doesn't know what it means to be cool. When youread that something is “cool” you know that this is slang for great or excellent. All thecomputer can do is store the string in memory in a way that preserves the format of thestring so that a human reading the string will understand its meaning. </text:p>
      <text:p text:style-name="P1"/>
      <text:p text:style-name="P1">While computers have grown in both speed and capacity, the basic computingprocesses haven't changed since the 1950's. The next revolution in computing won't bequantum processors or holographic memory; it will be when computers can understandlanguage. </text:p>
      <text:p text:style-name="P1"/>
      <text:p text:style-name="P1">The solution to the storage problem was to simply store string data in memory as asequence of bytes, and terminate that sequence of bytes with a character 0. To put itanother way, a string in computer memory is an array of characters, terminated with acharacter 0 to signal the end of the string. Virtually all early programming languages, andmany modern ones, have no native String data type. A string in C is a Null (character 0)</text:p>
      <text:p text:style-name="P1">terminated array of Char, where Char can be interpreted as both a character and number.</text:p>
      <text:p text:style-name="P1">While this scheme accurately reflects the internal structure of a string in memory, it <text:soft-page-break/>ishard to work with and error prone, and doesn't reflect the way humans work with stringdata. A better solution to the problem was the creation of the native String data type. Theinternal structure of a string has not changed, it is still stored in memory as a sequence </text:p>
      <text:p text:style-name="P1"/>
      <text:p text:style-name="P1"/>
      <text:p text:style-name="P1">of bytes terminated by a Null character, but the programmer can interact with string datain a more natural, humanistic way. </text:p>
      <text:p text:style-name="P1"/>
      <text:p text:style-name="P1">FreeBasic has four intrinsic string data types, listed in the following table. </text:p>
      <text:p text:style-name="P1"/>
      <text:p text:style-name="P1">String Type Declaration Purpose </text:p>
      <text:p text:style-name="P1">Dynamic String Dim myString as String 8-bit string that isdynamically allocated andautomatically resized. </text:p>
      <text:p text:style-name="P1">Fixed Length String Dim myString as String *</text:p>
      <text:p text:style-name="P1">length </text:p>
      <text:p text:style-name="P1">8-bit, fixed-length string. </text:p>
      <text:p text:style-name="P1">Zstring Dim myString as Zstring *</text:p>
      <text:p text:style-name="P1">length </text:p>
      <text:p text:style-name="P1">Dim myString as Zstring Ptr </text:p>
      <text:p text:style-name="P1">8-bit, fixed-length, Nullterminated character string.</text:p>
      <text:p text:style-name="P1">A Zstring is a C-style string. </text:p>
      <text:p text:style-name="P1">Wstring Dim myString as Wstring *</text:p>
      <text:p text:style-name="P1">length </text:p>
      <text:p text:style-name="P1">Dim myString as Wstring Ptr </text:p>
      <text:p text:style-name="P1">16-bit, fixed-length, Nullterminated string used withUnicode functions. </text:p>
      <text:p text:style-name="P1"/>
      <text:p text:style-name="P1">Table 9.1: Intrinsic FreeBasic String Data Types </text:p>
      <text:p text:style-name="P1"/>
      <text:p text:style-name="P1">All FreeBasic strings can hold up to 2 GB of data, or up to the amount of memory </text:p>
      <text:p text:style-name="P1">on your computer. </text:p>
      <text:p text:style-name="P1"/>
      <text:h text:style-name="Heading_20_2" text:outline-level="2">Dynamic Strings </text:h>
      <text:p text:style-name="P1"/>
      <text:p text:style-name="P1">Dynamic strings are variable-length strings that the compiler automaticallyallocates and resizes as needed. Dynamic strings are actually structures stored inmemory, called a string descriptor, that contain a pointer to the string data, the length ofthe string data and the size of the string allocation. Dynamic strings are allocated in 36byte blocks, which reduces the amount of resizing that the compiler must do if the stringsize changes. The following program displays the internal string structure data for atypical dynamic string3. </text:p>
      <text:p text:style-name="P1"/>
      <text:p text:style-name="P1">1 </text:p>
      <text:p text:style-name="P1">Option Explicit </text:p>
      <text:p text:style-name="P1">2 </text:p>
      <text:p text:style-name="P1">3 </text:p>
      <text:p text:style-name="P1">'String descriptor </text:p>
      <text:p text:style-name="P1">4 </text:p>
      <text:p text:style-name="P1"><text:soft-page-break/>Type StringDesc5 </text:p>
      <text:p text:style-name="P1">strdata As Zstring Ptr6 </text:p>
      <text:p text:style-name="P1">length As Integer7 </text:p>
      <text:p text:style-name="P1">size As Integer </text:p>
      <text:p text:style-name="P1">8 </text:p>
      <text:p text:style-name="P1">End Type </text:p>
      <text:p text:style-name="P1">9 </text:p>
      <text:p text:style-name="P1">10 </text:p>
      <text:p text:style-name="P1">'Create a string </text:p>
      <text:p text:style-name="P1">11 </text:p>
      <text:p text:style-name="P1">Dim As String myString = "This is a dynamic string in FreeBasic!" </text:p>
      <text:p text:style-name="P1">12 </text:p>
      <text:p text:style-name="P1">'Dimension a pointer to the string descriptor </text:p>
      <text:p text:style-name="P1"/>
      <text:p text:style-name="P1"/>
      <text:p text:style-name="P1">3String descriptor code provided by FreeBasic forum member cha0s. </text:p>
      <text:p text:style-name="P1"/>
      <text:p text:style-name="P1"/>
      <text:p text:style-name="P1">13 </text:p>
      <text:p text:style-name="P1">Dim As StringDesc Ptr StringData = Cptr(stringdesc Ptr, @myString) </text:p>
      <text:p text:style-name="P1">14 </text:p>
      <text:p text:style-name="P1">15 </text:p>
      <text:p text:style-name="P1">'Print string descriptor data </text:p>
      <text:p text:style-name="P1">16 </text:p>
      <text:p text:style-name="P1">Print "Data: ";*(StringData&gt;</text:p>
      <text:p text:style-name="P1">strdata) </text:p>
      <text:p text:style-name="P1">17 </text:p>
      <text:p text:style-name="P1">Print "Length: ";StringData&gt;</text:p>
      <text:p text:style-name="P1">length </text:p>
      <text:p text:style-name="P1">18 </text:p>
      <text:p text:style-name="P1">Print "Size: ";StringData&gt;</text:p>
      <text:p text:style-name="P1">size </text:p>
      <text:p text:style-name="P1">19 </text:p>
      <text:p text:style-name="P1">20 </text:p>
      <text:p text:style-name="P1">Sleep </text:p>
      <text:p text:style-name="P1">21 </text:p>
      <text:p text:style-name="P1">End </text:p>
      <text:p text:style-name="P1"/>
      <text:p text:style-name="P1"/>
      <text:p text:style-name="P1">Listing 9.1: dynastring.bas </text:p>
      <text:p text:style-name="P1"/>
      <text:p text:style-name="P1"><text:tab/>Analysis: Lines 4 through 8 defines the string descriptor data type. The strdatafield is a pointer to a NULL terminated string in memory. The length fields contains thenumber of characters in the string. The size field indicates the length of the currentmemory-block allocation. Line 11 creates a dynamic string and initializes the value of thestring. Line 13 creates a pointer, StringData, that points to the string descriptor ofmyString. Notice that the address of operator is used to return the address of the stringdescriptor, which is then cast as a StringDesc Ptr using the Cptr function. </text:p>
      <text:p text:style-name="P1"/>
      <text:p text:style-name="P1">Lines 16 through 18 then print out the string descriptor data. The memberoperator, <text:soft-page-break/>-&gt;, is used with type definition pointers and is comparable to using *PtrName.</text:p>
      <text:p text:style-name="P1">The member operator will be discussed in the chapter on composite types. The programis closed in the usual way. </text:p>
      <text:p text:style-name="P1"/>
      <text:p text:style-name="P1">Running the program in FBIde will produce the following result. </text:p>
      <text:p text:style-name="P1"/>
      <text:p text:style-name="P1">Data: This is a dynamic string in FreeBasic! </text:p>
      <text:p text:style-name="P1"/>
      <text:p text:style-name="P1"/>
      <text:p text:style-name="P1">Length: 38 </text:p>
      <text:p text:style-name="P1"/>
      <text:p text:style-name="P1"/>
      <text:p text:style-name="P1">Size: 72 </text:p>
      <text:p text:style-name="P1"/>
      <text:p text:style-name="P1"/>
      <text:p text:style-name="P1">Output 9.1: Output of dynastring.bas </text:p>
      <text:p text:style-name="P1"/>
      <text:p text:style-name="P1">Dynamic strings use Zstrings strings internally so that you can pass a dynamicstring to a function that expects a Null terminated string and the function will workcorrectly. The Windows api, the C runtime library and most third-party libraries written inC expect a Null terminated string as a string parameter. </text:p>
      <text:p text:style-name="P1"/>
      <text:p text:style-name="P1">Caution In other versions of Basic, strings have been used to load and manipulatebinary data. If the binary data contains a Null character, this could cause problems withFreeBasic strings, since the Null character is used to terminate a string. While it ispossible to have an embedded Null in a dynamic string (since dynamic strings have astring descriptor), if you pass this data to a third party library function that is expecting aC-style string, the data will read only up to the Null character, resulting in data loss.</text:p>
      <text:p text:style-name="P1">Instead of using strings to read binary data, you should byte arrays instead. </text:p>
      <text:p text:style-name="P1"/>
      <text:p text:style-name="P1"/>
      <text:p text:style-name="P1">Since a dynamic string is actually a pointer to a string descriptor, you cannot usedynamic strings in type definitions that you are going to save to a file. You should use afixed length string instead. </text:p>
      <text:p text:style-name="P1"/>
      <text:h text:style-name="Heading_20_2" text:outline-level="2">Fixed Length Strings </text:h>
      <text:p text:style-name="P1"/>
      <text:p text:style-name="P1">Fixed length strings are defined using a length parameter, and can only holdstrings that are less than or equal to the defined size. Trying to initialize a fixed lengthstring with data that is longer than the defined size will result in the string beingtruncated to fit. </text:p>
      <text:p text:style-name="P1"/>
      <text:p text:style-name="P1">The following short program illustrates creating and using a fixed length string. </text:p>
      <text:p text:style-name="P1"/>
      <text:p text:style-name="P1">1 </text:p>
      <text:p text:style-name="P1">Option Explicit </text:p>
      <text:p text:style-name="P1">2 </text:p>
      <text:p text:style-name="P1">3 </text:p>
      <text:p text:style-name="P1"><text:soft-page-break/>'Define a fixed length string </text:p>
      <text:p text:style-name="P1">4 </text:p>
      <text:p text:style-name="P1">Dim myFString As String * 20 </text:p>
      <text:p text:style-name="P1">5 </text:p>
      <text:p text:style-name="P1">6 </text:p>
      <text:p text:style-name="P1">'Save some dat in the string </text:p>
      <text:p text:style-name="P1">7 </text:p>
      <text:p text:style-name="P1">myFString = "This should fit." </text:p>
      <text:p text:style-name="P1">8 </text:p>
      <text:p text:style-name="P1">Print myFString </text:p>
      <text:p text:style-name="P1">9 </text:p>
      <text:p text:style-name="P1">10 </text:p>
      <text:p text:style-name="P1">'This data will be truncated. </text:p>
      <text:p text:style-name="P1">11 </text:p>
      <text:p text:style-name="P1">myFString = "This string will be truncated." </text:p>
      <text:p text:style-name="P1">12 </text:p>
      <text:p text:style-name="P1">Print myFString </text:p>
      <text:p text:style-name="P1">13 </text:p>
      <text:p text:style-name="P1">14 </text:p>
      <text:p text:style-name="P1">Sleep </text:p>
      <text:p text:style-name="P1">15 </text:p>
      <text:p text:style-name="P1">End </text:p>
      <text:p text:style-name="P1"/>
      <text:p text:style-name="P1"/>
      <text:p text:style-name="P1">Listing 9.2: fixedstr.bas </text:p>
      <text:p text:style-name="P1"/>
      <text:p text:style-name="P1"><text:tab/>Analysis: Lines 4 defines a fixed length string that can hold up to 20 characters.</text:p>
      <text:p text:style-name="P1">Line 7 loads the variable with a string and line 8 prints the contents of the variable. Sincethe string "This should fit." is smaller than 20 characters, so the whole string will beprinted out. Line 11 tries to initialize the string with data that is longer than 20 charactersso the string will be truncated when it is printed out in line 12. </text:p>
      <text:p text:style-name="P1"/>
      <text:p text:style-name="P1">When you run the program you should see the following output. </text:p>
      <text:p text:style-name="P1"/>
      <text:p text:style-name="P1">This should fit. </text:p>
      <text:p text:style-name="P1"/>
      <text:p text:style-name="P1"/>
      <text:p text:style-name="P1">This string will be </text:p>
      <text:p text:style-name="P1"/>
      <text:p text:style-name="P1"/>
      <text:p text:style-name="P1">Output 9.2: Output of fixedstr.bas </text:p>
      <text:p text:style-name="P1"/>
      <text:p text:style-name="P1"/>
      <text:p text:style-name="P1">As you can see from the output, if a string is too long to fit in the variable, it will betruncated to fit. Fixed length strings are very useful when creating random access recordsusing type definitions. This technique is used in the chapter on file handling. </text:p>
      <text:p text:style-name="P1"/>
      <text:h text:style-name="Heading_20_2" text:outline-level="2"><text:soft-page-break/>Zstrings </text:h>
      <text:p text:style-name="P1"/>
      <text:p text:style-name="P1">Zstrings are Null terminated, C-style strings. The main purpose of a Zstring is tointerface with third-party libraries that expect a C-style strings, however they are usefuleven if you do not plan to pass them to third-party libraries. Zstrings can be defined justlike a fixed-length string, Dim myZstring as Zstring * 10, and FreeBasic will handle </text:p>
      <text:p text:style-name="P1">them just like fixed strings, automatically truncating data to fit the defined size. </text:p>
      <text:p text:style-name="P1"/>
      <text:p text:style-name="P1">Unlike fixed strings however, Zstrings can be dynamically managed by declaring aZstring pointer and using the associated memory functions. When using a dynamicallyallocated Zstring, you must be careful not to overwrite the the size of the string, as thiswill overwrite parts of memory not contained in the string and may cause the program oreven the operating system to crash. </text:p>
      <text:p text:style-name="P1"/>
      <text:p text:style-name="P1">When using either type of Zstring, FreeBasic will manage the terminating Nullcharacter for you, but the storage size of a Zstring will be 1 less than the defined sizesince the the Null character occupies the last character position. When calculating thesize of a Zstring be sure to add 1 to the value to account for the Null terminator. You mustalso not include the character 0 in any of your data, or the data will be truncated sinceFreeBasic will see the Null character as the end of the string. </text:p>
      <text:p text:style-name="P1"/>
      <text:p text:style-name="P1">The following program shows both uses of the Zstring data type. </text:p>
      <text:p text:style-name="P1"/>
      <text:p text:style-name="P1">1 </text:p>
      <text:p text:style-name="P1">Option Explicit </text:p>
      <text:p text:style-name="P1">2 </text:p>
      <text:p text:style-name="P1">3 </text:p>
      <text:p text:style-name="P1">'Declare a fixed length Zstring </text:p>
      <text:p text:style-name="P1">4 </text:p>
      <text:p text:style-name="P1">Dim myFixedZstring As Zstring * 20 + 1 </text:p>
      <text:p text:style-name="P1">5 </text:p>
      <text:p text:style-name="P1">'Declare a dynamic Zstring </text:p>
      <text:p text:style-name="P1">6 </text:p>
      <text:p text:style-name="P1">Dim myDynaZstring As Zstring Ptr </text:p>
      <text:p text:style-name="P1">7 </text:p>
      <text:p text:style-name="P1">8 </text:p>
      <text:p text:style-name="P1">'Load some data into the fixed zstring </text:p>
      <text:p text:style-name="P1">9 </text:p>
      <text:p text:style-name="P1">Print "123456789012345678901" </text:p>
      <text:p text:style-name="P1">10 </text:p>
      <text:p text:style-name="P1">myFixedZstring = "This should fit." </text:p>
      <text:p text:style-name="P1">11 </text:p>
      <text:p text:style-name="P1">Print myFixedZstring </text:p>
      <text:p text:style-name="P1">12 </text:p>
      <text:p text:style-name="P1">myFixedZstring = "This will be truncated." </text:p>
      <text:p text:style-name="P1">13 </text:p>
      <text:p text:style-name="P1">Print myFixedZstring </text:p>
      <text:p text:style-name="P1">14 </text:p>
      <text:p text:style-name="P1">15 </text:p>
      <text:p text:style-name="P1"><text:soft-page-break/>'Create a dynamic zstring </text:p>
      <text:p text:style-name="P1">16 </text:p>
      <text:p text:style-name="P1">Print "123456789012345678901" </text:p>
      <text:p text:style-name="P1">17 </text:p>
      <text:p text:style-name="P1">myDynaZstring = Callocate(20 + 1) </text:p>
      <text:p text:style-name="P1">18 </text:p>
      <text:p text:style-name="P1">*myDynaZstring = "Let's add some data." </text:p>
      <text:p text:style-name="P1">19 </text:p>
      <text:p text:style-name="P1">Print *myDynaZstring </text:p>
      <text:p text:style-name="P1">20 </text:p>
      <text:p text:style-name="P1">'Resize the string: 20 for current data + 5 for new </text:p>
      <text:p text:style-name="P1">21 </text:p>
      <text:p text:style-name="P1">'data + 1 for Null </text:p>
      <text:p text:style-name="P1">22 </text:p>
      <text:p text:style-name="P1">myDynaZstring = Reallocate(myDynaZstring, 20 + 5 + 1) </text:p>
      <text:p text:style-name="P1">23 </text:p>
      <text:p text:style-name="P1">Print "12345678901234567890123456" </text:p>
      <text:p text:style-name="P1"/>
      <text:p text:style-name="P1"/>
      <text:p text:style-name="P1"/>
      <text:p text:style-name="P1">24 </text:p>
      <text:p text:style-name="P1">*myDynaZstring = "Let's add some more data." </text:p>
      <text:p text:style-name="P1">25 </text:p>
      <text:p text:style-name="P1">Print myDynaZstring[0] </text:p>
      <text:p text:style-name="P1">26 </text:p>
      <text:p text:style-name="P1">27 </text:p>
      <text:p text:style-name="P1">'Deallocate the memory segment </text:p>
      <text:p text:style-name="P1">28 </text:p>
      <text:p text:style-name="P1">Deallocate myDynaZstring </text:p>
      <text:p text:style-name="P1">29 </text:p>
      <text:p text:style-name="P1">30 </text:p>
      <text:p text:style-name="P1">Sleep </text:p>
      <text:p text:style-name="P1">31 </text:p>
      <text:p text:style-name="P1">End </text:p>
      <text:p text:style-name="P1"/>
      <text:p text:style-name="P1"/>
      <text:p text:style-name="P1">Listing 9.3: zstring.bas </text:p>
      <text:p text:style-name="P1"/>
      <text:p text:style-name="P1"><text:tab/>Analysis: Line 4 declares a fixed length Zstring. Notice that the desired data lengthis 20 so 1 is added to to allocate space for the terminating Null character. Line 6 declaresa pointer to a Zstring that will be managed dynamically. Line 9 prints out a ruler tocompare the print statements in line 11 and 13. Line 10 initializes the Zstring with somedata that is small enough to fit in the declared size. Line 12 adds some data that is toolong to fit within the Zstring, which will be truncated to fit. </text:p>
      <text:p text:style-name="P1"/>
      <text:p text:style-name="P1">Line 16 prints another ruler for comparison with the dynamic Zstring data. Line 17Callocates enough space for a 20-byte string along with the terminating Null character.</text:p>
      <text:p text:style-name="P1">Since myDynaZstring is defined as a Zstring Ptr, the indirection operator is used toinitialize the variable data in line 18. Line 22 resizes the Zstring to hold 5 additionalcharacters plus the terminating Null using the Reallocate function. Another ruler <text:soft-page-break/>isprinted in line 23 to show the new size of the data loaded into the variable in line 24. Line25 uses the pointer index method to print out the contents of the variable. Line 28deallocates the allocated memory. </text:p>
      <text:p text:style-name="P1"/>
      <text:p text:style-name="P1">When you run this program you should get the following output. </text:p>
      <text:p text:style-name="P1"/>
      <text:p text:style-name="P1">123456789012345678901 </text:p>
      <text:p text:style-name="P1"/>
      <text:p text:style-name="P1"/>
      <text:p text:style-name="P1">This should fit. </text:p>
      <text:p text:style-name="P1"/>
      <text:p text:style-name="P1"/>
      <text:p text:style-name="P1">This will be truncat </text:p>
      <text:p text:style-name="P1"/>
      <text:p text:style-name="P1"/>
      <text:p text:style-name="P1">123456789012345678901 </text:p>
      <text:p text:style-name="P1"/>
      <text:p text:style-name="P1"/>
      <text:p text:style-name="P1">Let's add some data. </text:p>
      <text:p text:style-name="P1"/>
      <text:p text:style-name="P1"/>
      <text:p text:style-name="P1">12345678901234567890123456 </text:p>
      <text:p text:style-name="P1"/>
      <text:p text:style-name="P1"/>
      <text:p text:style-name="P1">Let's add some more data. </text:p>
      <text:p text:style-name="P1"/>
      <text:p text:style-name="P1"/>
      <text:p text:style-name="P1">Output 9.3: Output of zstring.bas </text:p>
      <text:p text:style-name="P1"/>
      <text:p text:style-name="P1">As you can see, the fixed length version of the Zstring data type behaves exactlylike the fixed string data type and the dynamic version behaves exactly like any otherpointer-based memory segment. Since there is no intrinsic method for determining thesize of a Zstring allocation, you must be careful not to over-run the buffer. The best wayto do this is to keep a current allocation size in a separate variable that can be referencedas needed. </text:p>
      <text:p text:style-name="P1"/>
      <text:p text:style-name="P1">You will notice in Line 25 of the listing that the pointer index method was used toprint the contents of the resized Zstring. What would the output be if you changed the </text:p>
      <text:p text:style-name="P1"/>
      <text:p text:style-name="P1"/>
      <text:p text:style-name="P1">index from 0 to 6? Remember that a pointer index behaves much like an array index, anda Zstring could be viewed as an array of characters. If you were to use 6 as the index, theoutput would be add some more data. The Print statement would start at character </text:p>
      <text:p text:style-name="P1">position 6 and print everything up to the terminating Null character. </text:p>
      <text:p text:style-name="P1"/>
      <text:p text:style-name="P1">You can directly assign a fixed length Zstring to a dynamic string. For a dynamicZstring, the pointer must be dereferenced by using * or the pointer index method. Keepin mind that the behavior of the indexing method is the same for assignments as it is forthe Print statement. </text:p>
      <text:p text:style-name="P1"/>
      <text:h text:style-name="Heading_20_2" text:outline-level="2"><text:soft-page-break/>Wstrings </text:h>
      <text:p text:style-name="P1"/>
      <text:p text:style-name="P1">Dynamic, fixed and Zstrings all use 1 byte per character. Wstrings, also called widestrings, use 2 bytes per character and is generally used in conjunction with Unicodestrings functions. Unicode is, strictly speaking, a character coding scheme designed toassociate a number for every character of every language used in the world today, aswell as some ancient languages that are of historical interest. In the context ofdeveloping an application, Unicode is used to internationalize a program so that the end-</text:p>
      <text:p text:style-name="P1">user can view the program in their native language. </text:p>
      <text:p text:style-name="P1"/>
      <text:p text:style-name="P1">Wstrings can be both fixed length and dynamic and are similar to Zstrings.</text:p>
      <text:p text:style-name="P1">Wstrings will be discussed in more detail in the chapter on Unicode. </text:p>
      <text:p text:style-name="P1"/>
      <text:h text:style-name="Heading_20_2" text:outline-level="2">String Functions </text:h>
      <text:p text:style-name="P1"/>
      <text:p text:style-name="P1">Creating and using strings in your application will often consist of manipulatingthose strings and FreeBasic has a rich set of string functions, which are listed in thefollowing table. </text:p>
      <text:p text:style-name="P1"/>
      <text:p text:style-name="P1">Function Syntax Comment </text:p>
      <text:p text:style-name="P1">Asc B = Asc(string) </text:p>
      <text:p text:style-name="P1">B = Asc(string, position) </text:p>
      <text:p text:style-name="P1">Returns the character code </text:p>
      <text:p text:style-name="P1">of the first character in a </text:p>
      <text:p text:style-name="P1">string as a uninteger, or thecharacter code of character </text:p>
      <text:p text:style-name="P1">at position. </text:p>
      <text:p text:style-name="P1">Bin B = Bin(number) </text:p>
      <text:p text:style-name="P1">B = Bin(number, digits) </text:p>
      <text:p text:style-name="P1">Returns the binary form ofnumber as a string. Canoptionally return onlynumber of digits. </text:p>
      <text:p text:style-name="P1">Chr B = Chr(code) </text:p>
      <text:p text:style-name="P1">B = Chr(code, code, ...) </text:p>
      <text:p text:style-name="P1">Returns the character </text:p>
      <text:p text:style-name="P1">represented by Ascii Code. Ifmultiple codes are passed toChr, the function will return </text:p>
      <text:p text:style-name="P1">a string of characters. </text:p>
      <text:p text:style-name="P1">Hex B = Hex(number) </text:p>
      <text:p text:style-name="P1">B = Hex(number, digits) </text:p>
      <text:p text:style-name="P1">Returns the hexadecimal </text:p>
      <text:p text:style-name="P1">form of number as a string.</text:p>
      <text:p text:style-name="P1">Can optionally return onlynumber of digits. </text:p>
      <text:p text:style-name="P1">Instr B = Instr(string, substring) </text:p>
      <text:p text:style-name="P1">B = Instr(start, string, </text:p>
      <text:p text:style-name="P1">Returns the position ofsubstring within string as an </text:p>
      <text:p text:style-name="P1"/>
      <text:p text:style-name="P1"/>
      <text:p text:style-name="P1">Function Syntax Comment </text:p>
      <text:p text:style-name="P1">substring) integer. Will accept anoptional start position. Ifsubstring is not found, 0 <text:soft-page-break/>isreturned. </text:p>
      <text:p text:style-name="P1">Lcase B = Lcase(string) Converts string to alllowercase. </text:p>
      <text:p text:style-name="P1">Left B = Left(string, number) Returns the leftmost number </text:p>
      <text:p text:style-name="P1">of characters from string. </text:p>
      <text:p text:style-name="P1">Len B = Len(string) </text:p>
      <text:p text:style-name="P1">B = Len(data_type) </text:p>
      <text:p text:style-name="P1">Returns the length of astring or the length of anumeric data type. </text:p>
      <text:p text:style-name="P1">Lset Lset(string_variable, string) Left justifies string withinstring varibale. </text:p>
      <text:p text:style-name="P1">Ltrim B = Ltrim(string) </text:p>
      <text:p text:style-name="P1">B = Ltrim(string, trimset) </text:p>
      <text:p text:style-name="P1">B = Ltrim(string, ANYtrimset) </text:p>
      <text:p text:style-name="P1">The first format will trim all </text:p>
      <text:p text:style-name="P1">spaces from left side ofstring. The second formatwill trim characters from left </text:p>
      <text:p text:style-name="P1">side of string if they exactlymatch trimset. The third </text:p>
      <text:p text:style-name="P1">format will trim characters </text:p>
      <text:p text:style-name="P1">from left side of string ifthey match any in trimset. </text:p>
      <text:p text:style-name="P1">Mid (Function) B = Mid(string, start) </text:p>
      <text:p text:style-name="P1">B = Mid(string, start, length) </text:p>
      <text:p text:style-name="P1">Returns a substring fromstring starting at start to theend of the string, or oflength. </text:p>
      <text:p text:style-name="P1">Mid (Statement) Mid(string, start) = B </text:p>
      <text:p text:style-name="P1">Mid(string, start, length) = B </text:p>
      <text:p text:style-name="P1">Copies contents of B intostring starting at start forlength. The currentcharacters in string arereplaced. If no length isgiven, all of B is inserted. </text:p>
      <text:p text:style-name="P1">Oct B = Oct(number) </text:p>
      <text:p text:style-name="P1">B = Oct(number, digits) </text:p>
      <text:p text:style-name="P1">Returns the octal form of </text:p>
      <text:p text:style-name="P1">number as a string. Canoptionally return onlynumber of digits. </text:p>
      <text:p text:style-name="P1">Right B = Right(string, number) Returns the rightmostnumber of characters from </text:p>
      <text:p text:style-name="P1">string. </text:p>
      <text:p text:style-name="P1">Rset Rset(string_variable, string) Right justifies string withinstring varibale. </text:p>
      <text:p text:style-name="P1">Rtrim B = Rtrim(string) </text:p>
      <text:p text:style-name="P1">B = Rtrim(string, trimset) </text:p>
      <text:p text:style-name="P1">B = Rtrim(string, ANYtrimset) </text:p>
      <text:p text:style-name="P1">The first format will trim all </text:p>
      <text:p text:style-name="P1">spaces from right side ofstring. The second formatwill trim characters from </text:p>
      <text:p text:style-name="P1">right side of string if they </text:p>
      <text:p text:style-name="P1"/>
      <text:p text:style-name="P1"/>
      <text:p text:style-name="P1">Function Syntax Comment </text:p>
      <text:p text:style-name="P1">exactly match trimset. Thethird format will trim </text:p>
      <text:p text:style-name="P1">characters from right side ofstring if they match any intrimset. </text:p>
      <text:p text:style-name="P1">Space B = Space(number) Returns a string withnumber of spaces. </text:p>
      <text:p text:style-name="P1">String B = String(number, code) </text:p>
      <text:p text:style-name="P1">B = String(number, string) </text:p>
      <text:p text:style-name="P1">String will return a stringwith number of characters </text:p>
      <text:p text:style-name="P1">that correspond to the asciicharacter code or the first </text:p>
      <text:p text:style-name="P1">character of string. </text:p>
      <text:p text:style-name="P1">Trim B = Trim(string) </text:p>
      <text:p text:style-name="P1">B = Trim(string, trimset) </text:p>
      <text:p text:style-name="P1">B = Trim(string, ANYtrimset) </text:p>
      <text:p text:style-name="P1"><text:soft-page-break/>The first format will trim all </text:p>
      <text:p text:style-name="P1">spaces from left and rightside of string. The secondformat will trim characters </text:p>
      <text:p text:style-name="P1">from left and right side ofstring if they exactly matchtrimset. The third format will </text:p>
      <text:p text:style-name="P1">trim characters from left </text:p>
      <text:p text:style-name="P1">and right side of string ifthey match any in trimset. </text:p>
      <text:p text:style-name="P1">Ucase B = Ucase(string) Converts string to all </text:p>
      <text:p text:style-name="P1">uppercase. </text:p>
      <text:p text:style-name="P1"/>
      <text:p text:style-name="P1">Table 9.2: FreeBasic String Functions </text:p>
      <text:p text:style-name="P1"/>
      <text:h text:style-name="Heading_20_2" text:outline-level="2">Len Versus Sizeof </text:h>
      <text:p text:style-name="P1"/>
      <text:p text:style-name="P1">For numeric data types, Len and Sizeof both return the size of the data type. Forstring data types, Len returns the length of the string data and Sizeof returns the datatype size. The following program illustrates the differences in the two functions. </text:p>
      <text:p text:style-name="P1"/>
      <text:p text:style-name="P1">1 </text:p>
      <text:p text:style-name="P1">Option Explicit </text:p>
      <text:p text:style-name="P1">2 </text:p>
      <text:p text:style-name="P1">3 </text:p>
      <text:p text:style-name="P1">'declare some string variables </text:p>
      <text:p text:style-name="P1">4 </text:p>
      <text:p text:style-name="P1">Dim myDynaString as String </text:p>
      <text:p text:style-name="P1">5 </text:p>
      <text:p text:style-name="P1">Dim myFixedString as String * 20 </text:p>
      <text:p text:style-name="P1">6 </text:p>
      <text:p text:style-name="P1">Dim myZString as ZString * 30 </text:p>
      <text:p text:style-name="P1">7 </text:p>
      <text:p text:style-name="P1">Dim myWString as WString * 30 </text:p>
      <text:p text:style-name="P1">8 </text:p>
      <text:p text:style-name="P1">9 </text:p>
      <text:p text:style-name="P1">'add some data </text:p>
      <text:p text:style-name="P1">10 </text:p>
      <text:p text:style-name="P1">myDynaString = "Hello World From FreeBasic!" </text:p>
      <text:p text:style-name="P1">11 </text:p>
      <text:p text:style-name="P1">myFixedString = "Hello World!" </text:p>
      <text:p text:style-name="P1">12 </text:p>
      <text:p text:style-name="P1">myZString = "Hello World From FreeBasic!" </text:p>
      <text:p text:style-name="P1">13 </text:p>
      <text:p text:style-name="P1">myWString = "Hello World From FreeBasic!" </text:p>
      <text:p text:style-name="P1"/>
      <text:p text:style-name="P1"/>
      <text:p text:style-name="P1">14 </text:p>
      <text:p text:style-name="P1">15 </text:p>
      <text:p text:style-name="P1">16 </text:p>
      <text:p text:style-name="P1">17 </text:p>
      <text:p text:style-name="P1">18 </text:p>
      <text:p text:style-name="P1">19 </text:p>
      <text:p text:style-name="P1"><text:soft-page-break/>20 </text:p>
      <text:p text:style-name="P1">21 </text:p>
      <text:p text:style-name="P1">22 </text:p>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32 </text:p>
      <text:p text:style-name="P1">33 </text:p>
      <text:p text:style-name="P1">34 </text:p>
      <text:p text:style-name="P1">35 </text:p>
      <text:p text:style-name="P1">36 </text:p>
      <text:p text:style-name="P1"/>
      <text:p text:style-name="P1"/>
      <text:p text:style-name="P1">Print "Dynamic string: ";myDynaString </text:p>
      <text:p text:style-name="P1">Print "Fixed string: ";myFixedString </text:p>
      <text:p text:style-name="P1">Print "Zstring: ";myZString </text:p>
      <text:p text:style-name="P1">Print "Wstring: ";myWString </text:p>
      <text:p text:style-name="P1">Print </text:p>
      <text:p text:style-name="P1"/>
      <text:p text:style-name="P1"/>
      <text:p text:style-name="P1">'print out the lengths of strings </text:p>
      <text:p text:style-name="P1">Print "Length of Dynamic String is";Len(myDynaString);" byte(s)." </text:p>
      <text:p text:style-name="P1">Print "Length of Fixed String";Len(myFixedString);" byte(s)." </text:p>
      <text:p text:style-name="P1">Print "Length of ZString is";Len(myZString);" byte(s)." </text:p>
      <text:p text:style-name="P1">Print "Length of WString is";Len(myWString);" byte(s)." </text:p>
      <text:p text:style-name="P1">Print </text:p>
      <text:p text:style-name="P1"/>
      <text:p text:style-name="P1"/>
      <text:p text:style-name="P1">'print out the variable size </text:p>
      <text:p text:style-name="P1">Print "Size of Dynamic String is";SizeOf(myDynaString);" byte(s)." </text:p>
      <text:p text:style-name="P1">Print "Size of Fixed String";SizeOf(myFixedString);" byte(s)." </text:p>
      <text:p text:style-name="P1">Print "Size of ZString is";SizeOf(myZString);" byte(s)." </text:p>
      <text:p text:style-name="P1">Print "Size of WString is";SizeOf(myWString);" byte(s)." </text:p>
      <text:p text:style-name="P1"/>
      <text:p text:style-name="P1"/>
      <text:p text:style-name="P1">'wait for keypress </text:p>
      <text:p text:style-name="P1">Sleep </text:p>
      <text:p text:style-name="P1">End </text:p>
      <text:p text:style-name="P1"/>
      <text:p text:style-name="P1"/>
      <text:p text:style-name="P1">Listing 9.4: strtype.bas </text:p>
      <text:p text:style-name="P1"/>
      <text:p text:style-name="P1"><text:tab/>Analysis: Lines 4 through 7 dimension a string of each type. Lines 10 through 13initialize the string variables with some string data. Lines 15 through 18 print out <text:soft-page-break/>thestring data for reference. Lines 22 through 25 use the Len function to print out the lengthof the actual string data. Lines 29 through 32 use the Sizeof function to print out thelength of the data types. The program is closed in the usual manner. </text:p>
      <text:p text:style-name="P1"/>
      <text:p text:style-name="P1">Running the program should produce the following output. </text:p>
      <text:p text:style-name="P1"/>
      <text:p text:style-name="P1">Dynamic string: Hello World From FreeBasic! </text:p>
      <text:p text:style-name="P1">Fixed string: Hello World! </text:p>
      <text:p text:style-name="P1">Zstring: Hello World From FreeBasic! </text:p>
      <text:p text:style-name="P1">Wstring: Hello World From FreeBasic! </text:p>
      <text:p text:style-name="P1"/>
      <text:p text:style-name="P1"/>
      <text:p text:style-name="P1">Length of Dynamic String is 27 byte(s). </text:p>
      <text:p text:style-name="P1">Length of Fixed String 20 byte(s). </text:p>
      <text:p text:style-name="P1">Length of ZString is 27 byte(s). </text:p>
      <text:p text:style-name="P1">Length of WString is 27 byte(s). </text:p>
      <text:p text:style-name="P1"/>
      <text:p text:style-name="P1"/>
      <text:p text:style-name="P1">Size of Dynamic String is 12 byte(s). </text:p>
      <text:p text:style-name="P1"/>
      <text:p text:style-name="P1"/>
      <text:p text:style-name="P1">Size of Fixed String 21 byte(s). </text:p>
      <text:p text:style-name="P1"/>
      <text:p text:style-name="P1"/>
      <text:p text:style-name="P1">Size of ZString is 30 byte(s). </text:p>
      <text:p text:style-name="P1"/>
      <text:p text:style-name="P1"/>
      <text:p text:style-name="P1">Size of WString is 60 byte(s). </text:p>
      <text:p text:style-name="P1"/>
      <text:p text:style-name="P1"/>
      <text:p text:style-name="P1">Output 9.4: Output of stringtype.bas </text:p>
      <text:p text:style-name="P1"/>
      <text:p text:style-name="P1">As you can see from the output, Len and Sizeof return different values. The Lenfunction automatically dereferences the string variables and returns the length of theactual string, while the Sizeof function returns the length of the string variable itself. For adynamic string, Sizeof returns the length of the string descriptor. The string descriptorcontains a pointer to a Zstring (4 bytes), an integer containing the length of the string (4bytes) and an integer that contains the size of the current allocation (4 bytes) which totalto 12 bytes. For fixed length string and for Zstrings, Sizeof returns the dimensioned sizeof the variable. For a Wstring, the size is twice the dimensioned value because a Wstringuses 16-bit characters rather than 8-bit characters. The Sizeof function is useful for </text:p>
      <text:p text:style-name="P1">determining the allocation size of fixed length strings, fixed allocation Zstrings and fixedallocation Wstrings so that you do not inadvertently lose data by trying to initialize thevariable with more data than it can hold. Dynamic strings can contain variable lengthdata so Sizeof is rarely used with dynamic strings. </text:p>
      <text:p text:style-name="P1"/>
      <text:h text:style-name="Heading_20_2" text:outline-level="2"><text:soft-page-break/>Using String Functions with Zstring Pointers </text:h>
      <text:p text:style-name="P1"/>
      <text:p text:style-name="P1">There will be times when you will need to use a string function with a Zstringpointer. If you try to use the pointer with directly with a string function you will receive aType Mismatch error from the compiler. What you need to do is to dereference the pointerwhen passing the Zstring to a string function so that the function can access the stringdata directly. The following program illustrates this concept. </text:p>
      <text:p text:style-name="P1"/>
      <text:p text:style-name="P1">1 </text:p>
      <text:p text:style-name="P1">Option Explicit </text:p>
      <text:p text:style-name="P1">2 </text:p>
      <text:p text:style-name="P1">3 </text:p>
      <text:p text:style-name="P1">Dim myZstring As Zstring Ptr </text:p>
      <text:p text:style-name="P1">4 </text:p>
      <text:p text:style-name="P1">5 </text:p>
      <text:p text:style-name="P1">myZstring = Callocate(10, Sizeof(Byte)) </text:p>
      <text:p text:style-name="P1">6 </text:p>
      <text:p text:style-name="P1">*myZstring = "Hello FB!" </text:p>
      <text:p text:style-name="P1">7 </text:p>
      <text:p text:style-name="P1">8 </text:p>
      <text:p text:style-name="P1">Print "F is at position";Instr(*myZstring, "F") </text:p>
      <text:p text:style-name="P1">9 </text:p>
      <text:p text:style-name="P1">10 </text:p>
      <text:p text:style-name="P1">Deallocate myZstring </text:p>
      <text:p text:style-name="P1">11 </text:p>
      <text:p text:style-name="P1">12 </text:p>
      <text:p text:style-name="P1">Sleep </text:p>
      <text:p text:style-name="P1">13 </text:p>
      <text:p text:style-name="P1">End </text:p>
      <text:p text:style-name="P1"/>
      <text:p text:style-name="P1"/>
      <text:p text:style-name="P1">Listing 9.5: zstringfunc.bas </text:p>
      <text:p text:style-name="P1"/>
      <text:p text:style-name="P1"><text:tab/>Analysis: Line 3 dimensions a Zstring pointer, myZstring. Line 5 allocates somespace for the string data in line 6. Line 8 uses the Instr function to determine the position </text:p>
      <text:p text:style-name="P1"/>
      <text:p text:style-name="P1"/>
      <text:p text:style-name="P1">of the F character in the string and prints the position to the screen. Notice that thedereference operator is used inside the function with myZstring so that Instr has accessto the string data. Line 10 deallocates the memory assigned to the variable. The programis then closed in the usual way. </text:p>
      <text:p text:style-name="P1"/>
      <text:p text:style-name="P1">When you run the program you should see the following output. </text:p>
      <text:p text:style-name="P1"/>
      <text:p text:style-name="P1">F is at position 7 </text:p>
      <text:p text:style-name="P1"/>
      <text:p text:style-name="P1"/>
      <text:p text:style-name="P1">Output 9.5: Output of zstringfunc.bas </text:p>
      <text:p text:style-name="P1"><text:soft-page-break/></text:p>
      <text:p text:style-name="P1">This technique only applies to a Zstring pointer. A fixed length Zstring can bepassed directly to the string functions with no need to dereference the variable. </text:p>
      <text:p text:style-name="P1"/>
      <text:h text:style-name="Heading_20_2" text:outline-level="2">The MK* and CV* String Functions </text:h>
      <text:p text:style-name="P1"/>
      <text:p text:style-name="P1">There are times when you will want to save numeric data to a disk file, such aswhen you are creating your own database system. Saving numeric data as strings canbe problematic since the string representation of the data can vary. Once solution to thisproblem is to use the various MK* functions which convert the binary representation of anumber into a string, and CV* functions which convert the string back into a number. Theadvantage of using these functions is consistent numeric representation; an integer isconverted into a 4-byte string, a double is converted into an 8-byte string. This makessaving and reading binary data from the disk quite easy. The following table lists the MK*</text:p>
      <text:p text:style-name="P1">and CV* functions. </text:p>
      <text:p text:style-name="P1"/>
      <text:p text:style-name="P1">Function Syntax Comment </text:p>
      <text:p text:style-name="P1">Mkd B = Mkd(number) Converts a double-typenumber to a string withlength of 8 bytes. </text:p>
      <text:p text:style-name="P1">Mki B = Mki(number) Converts an integer-typenumber to a string withlength of 4 bytes. </text:p>
      <text:p text:style-name="P1">Mkl B = Mkl(number) Converts a long-typenumber to a string withlength of 4 bytes. </text:p>
      <text:p text:style-name="P1">Mklongint B = Mklongint Converts a longint-typenumber to a string withlength of 8 bytes. </text:p>
      <text:p text:style-name="P1">Mks B = Mks(number) Converts a single-typenumber to a string withlength of 4 bytes. </text:p>
      <text:p text:style-name="P1">Mkshort B = Mkshort Converts a short-typenumber to a string withlength of 2 bytes. </text:p>
      <text:p text:style-name="P1">Cvd B = Cvd(string) Converts an 8 byte string </text:p>
      <text:p text:style-name="P1"/>
      <text:p text:style-name="P1"/>
      <text:p text:style-name="P1">Function Syntax Comment </text:p>
      <text:p text:style-name="P1">created with Mkd into a </text:p>
      <text:p text:style-name="P1">double-type number. </text:p>
      <text:p text:style-name="P1">Cvi B = Cvi(string) Converts a 4 byte stringcreated with Mki into an </text:p>
      <text:p text:style-name="P1">integer-type number. </text:p>
      <text:p text:style-name="P1">Cvl B = Cvl(sring) Converts a 4 byte stringcreated with Mkl into an </text:p>
      <text:p text:style-name="P1">integer-type number. </text:p>
      <text:p text:style-name="P1">Cvlongint B = Cvlongint(string) Converts an 8 byte stringcreated with Mklongint intoa longint-type number. </text:p>
      <text:p text:style-name="P1">Cvs B = Cvs(string) Converts a 4 byte stringcreated with Mks into a </text:p>
      <text:p text:style-name="P1">single-type number. </text:p>
      <text:p text:style-name="P1">Cvshort B = Cvshort(string) Converts a 2 byte stringcreated with Mkshort into a </text:p>
      <text:p text:style-name="P1">short-type number. </text:p>
      <text:p text:style-name="P1"/>
      <text:p text:style-name="P1">Table 9.3: MK* and CV* String Conversion Functions </text:p>
      <text:p text:style-name="P1"/>
      <text:p text:style-name="P1">The following program shows how to use the functions. </text:p>
      <text:p text:style-name="P1"/>
      <text:p text:style-name="P1"><text:soft-page-break/>1 </text:p>
      <text:p text:style-name="P1">2 </text:p>
      <text:p text:style-name="P1">3 </text:p>
      <text:p text:style-name="P1">4 </text:p>
      <text:p text:style-name="P1">5 </text:p>
      <text:p text:style-name="P1">6 </text:p>
      <text:p text:style-name="P1">7 </text:p>
      <text:p text:style-name="P1">8 </text:p>
      <text:p text:style-name="P1">9 </text:p>
      <text:p text:style-name="P1">10 </text:p>
      <text:p text:style-name="P1">11 </text:p>
      <text:p text:style-name="P1">12 </text:p>
      <text:p text:style-name="P1">13 </text:p>
      <text:p text:style-name="P1">14 </text:p>
      <text:p text:style-name="P1">15 </text:p>
      <text:p text:style-name="P1">16 </text:p>
      <text:p text:style-name="P1">17 </text:p>
      <text:p text:style-name="P1">18 </text:p>
      <text:p text:style-name="P1">19 </text:p>
      <text:p text:style-name="P1">20 </text:p>
      <text:p text:style-name="P1">21 </text:p>
      <text:p text:style-name="P1">22 </text:p>
      <text:p text:style-name="P1"/>
      <text:p text:style-name="P1"/>
      <text:p text:style-name="P1">Option Explicit </text:p>
      <text:p text:style-name="P1"/>
      <text:p text:style-name="P1"/>
      <text:p text:style-name="P1">'Create some numeric variables </text:p>
      <text:p text:style-name="P1">Dim As Integer myInt, myIntC, i </text:p>
      <text:p text:style-name="P1">Dim As Double myDbl, myDblC </text:p>
      <text:p text:style-name="P1">'Create some string variables </text:p>
      <text:p text:style-name="P1">Dim As String mySInt, mySDbl </text:p>
      <text:p text:style-name="P1"/>
      <text:p text:style-name="P1"/>
      <text:p text:style-name="P1">'Load some data </text:p>
      <text:p text:style-name="P1">myInt = 10 </text:p>
      <text:p text:style-name="P1">myDbl = 254.56 </text:p>
      <text:p text:style-name="P1">Print "Integer: ";myInt </text:p>
      <text:p text:style-name="P1">Print "Double: ";myDbl </text:p>
      <text:p text:style-name="P1">Print </text:p>
      <text:p text:style-name="P1">'Convert to strings </text:p>
      <text:p text:style-name="P1">mySInt = Mki(myInt) </text:p>
      <text:p text:style-name="P1">mySDbl = Mkd(myDbl) </text:p>
      <text:p text:style-name="P1">Print </text:p>
      <text:p text:style-name="P1">'Print out values </text:p>
      <text:p text:style-name="P1">Print "Mki: "; </text:p>
      <text:p text:style-name="P1">For i = 1 To Len(mySInt)</text:p>
      <text:p text:style-name="P1"/>
      <text:p text:style-name="P1"/>
      <text:p text:style-name="P1"><text:s/>Print Asc(Mid(mySInt, i, 1));" "; </text:p>
      <text:p text:style-name="P1"><text:soft-page-break/></text:p>
      <text:p text:style-name="P1"/>
      <text:p text:style-name="P1"/>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32 </text:p>
      <text:p text:style-name="P1">33 </text:p>
      <text:p text:style-name="P1">34 </text:p>
      <text:p text:style-name="P1">35 </text:p>
      <text:p text:style-name="P1">36 </text:p>
      <text:p text:style-name="P1">37 </text:p>
      <text:p text:style-name="P1">38 </text:p>
      <text:p text:style-name="P1"/>
      <text:p text:style-name="P1"/>
      <text:p text:style-name="P1">Next </text:p>
      <text:p text:style-name="P1"/>
      <text:p text:style-name="P1"/>
      <text:p text:style-name="P1">Print </text:p>
      <text:p text:style-name="P1"/>
      <text:p text:style-name="P1"/>
      <text:p text:style-name="P1">Print "Mkd: "; </text:p>
      <text:p text:style-name="P1"/>
      <text:p text:style-name="P1"/>
      <text:p text:style-name="P1">For i = 1 To Len(mySDbl) </text:p>
      <text:p text:style-name="P1">Print Asc(Mid(mySDbl, i, 1));" "; </text:p>
      <text:p text:style-name="P1"/>
      <text:p text:style-name="P1"/>
      <text:p text:style-name="P1">Next </text:p>
      <text:p text:style-name="P1"/>
      <text:p text:style-name="P1"/>
      <text:p text:style-name="P1">Print </text:p>
      <text:p text:style-name="P1"/>
      <text:p text:style-name="P1"/>
      <text:p text:style-name="P1">'Convert back to numbers </text:p>
      <text:p text:style-name="P1"/>
      <text:p text:style-name="P1"/>
      <text:p text:style-name="P1">myIntC = Cvi(mySInt) </text:p>
      <text:p text:style-name="P1"/>
      <text:p text:style-name="P1"/>
      <text:p text:style-name="P1">myDblC = Cvd(mySDbl) </text:p>
      <text:p text:style-name="P1"/>
      <text:p text:style-name="P1"/>
      <text:p text:style-name="P1">Print </text:p>
      <text:p text:style-name="P1"><text:soft-page-break/></text:p>
      <text:p text:style-name="P1"/>
      <text:p text:style-name="P1">Print "Cvi: ";myIntC </text:p>
      <text:p text:style-name="P1"/>
      <text:p text:style-name="P1"/>
      <text:p text:style-name="P1">Print "Cvd: ";myDblC </text:p>
      <text:p text:style-name="P1"/>
      <text:p text:style-name="P1"/>
      <text:p text:style-name="P1">Sleep </text:p>
      <text:p text:style-name="P1">End </text:p>
      <text:p text:style-name="P1"/>
      <text:p text:style-name="P1"/>
      <text:p text:style-name="P1">Listing 9.6: mkcv.bas </text:p>
      <text:p text:style-name="P1"/>
      <text:p text:style-name="P1"><text:tab/>Analysis: Line 4 creates three integer-type variables, myInt which will contain theinitial integer value, myIntC which will contain the numeric value after the Cvi conversionand i which is a variable that will be used in the following For loop. Line 5 create twodouble-type variables, myDbl which will contain the initial double value and myDblCwhich will contain the Cvd conversion value. Line 7 creates two string variables, mySIntand mySDbl which will contain the Mki and Mkd string conversion values respectively. </text:p>
      <text:p text:style-name="P1"/>
      <text:p text:style-name="P1">Lines 10 and 11 set the initial values of the variables and lines 12 and 13 print outthose values for reference. Lines 16 and 17 convert the integer and double values tobinary string representations using the Mki and Mkd functions. Line 21 through 23 printout the ascii code values for the converted integer string. The Len function is used todetermine the length of the string, which in the case of the integer will be four bytes. Theascii codes are print rather than the characters since the string is a binary representationof the integer value and some of the characters will not be visible on the screen. Lines 26through 28 print out the character values for the converted double-type value. </text:p>
      <text:p text:style-name="P1"/>
      <text:p text:style-name="P1">Lines 31 and 32 convert the string representations back into numeric values whichare printed to the screen in lines 34 and 35. </text:p>
      <text:p text:style-name="P1"/>
      <text:p text:style-name="P1">When you run the program you should see the following output. </text:p>
      <text:p text:style-name="P1"/>
      <text:p text:style-name="P1">Integer: 10 </text:p>
      <text:p text:style-name="P1"/>
      <text:p text:style-name="P1"/>
      <text:p text:style-name="P1">Double: 254.56 </text:p>
      <text:p text:style-name="P1"/>
      <text:p text:style-name="P1"/>
      <text:p text:style-name="P1">Mki: 10 0 0 0 </text:p>
      <text:p text:style-name="P1"/>
      <text:p text:style-name="P1"/>
      <text:p text:style-name="P1">Mkd: 82 184 30 133 235 209 111 64 </text:p>
      <text:p text:style-name="P1"/>
      <text:p text:style-name="P1"/>
      <text:p text:style-name="P1"/>
      <text:p text:style-name="P1"><text:soft-page-break/>Cvi: 10 </text:p>
      <text:p text:style-name="P1"/>
      <text:p text:style-name="P1"/>
      <text:p text:style-name="P1">Cvd: 254.56 </text:p>
      <text:p text:style-name="P1"/>
      <text:p text:style-name="P1"/>
      <text:p text:style-name="P1">Output 9.6: Output of mkcv.bas </text:p>
      <text:p text:style-name="P1"/>
      <text:p text:style-name="P1">You can see from the output that the Mk* functions create an exact binaryrepresentation of the numeric values. Since the Mk* functions create strings that are thesame length as their numeric counterparts, you have a very consistent representation ofthe numbers. This makes these functions quite useful when creating variable lengthrecords that will be stored on the disk. </text:p>
      <text:p text:style-name="P1"/>
      <text:p text:style-name="P1">If your program requires fixed-length records, you can use a Type definition to createdisk records. This technique will be covered in the chapter on file handling. </text:p>
      <text:p text:style-name="P1"/>
      <text:h text:style-name="Heading_20_2" text:outline-level="2">Numeric String Conversion Functions </text:h>
      <text:p text:style-name="P1"/>
      <text:p text:style-name="P1">You find as you write programs that there are instances where you need to converta text string such as “124.5” into a number, and the number 124.5 into a string.</text:p>
      <text:p text:style-name="P1">FreeBasic has several conversion functions that can be used to accomplish these tasks. </text:p>
      <text:p text:style-name="P1"/>
      <text:p text:style-name="P1">Function Syntax Comment </text:p>
      <text:p text:style-name="P1">Format B = Format(number,</text:p>
      <text:p text:style-name="P1">format_string) </text:p>
      <text:p text:style-name="P1">Returns a formatted </text:p>
      <text:p text:style-name="P1">number. You must include </text:p>
      <text:p text:style-name="P1">"vbcompat.bi" in yourprogram to use thisfunction. </text:p>
      <text:p text:style-name="P1">Str B = Str(number) Converts a numeric </text:p>
      <text:p text:style-name="P1">expression to a stringrepresentation. That is, 145will become “145”. </text:p>
      <text:p text:style-name="P1">Val B = Val(string) Converts a string to adouble value. The Val </text:p>
      <text:p text:style-name="P1">functions will convert from </text:p>
      <text:p text:style-name="P1">left to right, ending at thefirst non-numeric character. </text:p>
      <text:p text:style-name="P1">Valint B = Valint(string) Converts a string to aninteger value. </text:p>
      <text:p text:style-name="P1">Vallng B = Vallng(string) Converts a string to a longinteger value. </text:p>
      <text:p text:style-name="P1">Valuint B = Valuint(string) Converts a string to aunsigned integer value. </text:p>
      <text:p text:style-name="P1">Valulong B = Valulong(string) Converts a string to anunsigned long integer value. </text:p>
      <text:p text:style-name="P1"/>
      <text:p text:style-name="P1">Table 9.4: Numeric String Functions </text:p>
      <text:p text:style-name="P1"/>
      <text:p text:style-name="P1"/>
      <text:p text:style-name="P1">These functions work just like the Mk* and Cv* functions, except that thesefunctions work with text representations of the numeric values rather than binaryrepresentations. A common usage of these functions is in reading text files that containtext numbers, such as ini files, and the text needs to be converted to a number, and then </text:p>
      <text:p text:style-name="P1">back to a string for output to the disk. They are also useful for getting input from <text:soft-page-break/>theuser, a technique you will see in the chapter on the console functions. </text:p>
      <text:p text:style-name="P1"/>
      <text:p text:style-name="P1">The Format function is a general purpose function that can format numbers, datesand time. A seperate chapter is devoted to using the Format function. </text:p>
      <text:p text:style-name="P1"/>
      <text:h text:style-name="Heading_20_2" text:outline-level="2">Wide String Functions </text:h>
      <text:p text:style-name="P1"/>
      <text:p text:style-name="P1">Since wide strings contain 16-bit characters, there are a few string functions thatwork specifically with wide strings. The functions listed in the following table behave inthe same manner as their 8-bit counterparts. </text:p>
      <text:p text:style-name="P1"/>
      <text:p text:style-name="P1">Function Syntax Comment </text:p>
      <text:p text:style-name="P1">Wbin B = Wbin(number) </text:p>
      <text:p text:style-name="P1">B = Wbin(number, digits) </text:p>
      <text:p text:style-name="P1">Returns the binary form ofnumber as a wide string.</text:p>
      <text:p text:style-name="P1">Can optionally return onlynumber of digits. </text:p>
      <text:p text:style-name="P1">Wchr B = Wchr(unicode) </text:p>
      <text:p text:style-name="P1">B = Wchr(unicode, unicode,</text:p>
      <text:p text:style-name="P1">...) </text:p>
      <text:p text:style-name="P1">Returns the character </text:p>
      <text:p text:style-name="P1">represented by Unicode. Ifmultiple codes are passed toWchr, the function will </text:p>
      <text:p text:style-name="P1">return a string of unicodecharacters. </text:p>
      <text:p text:style-name="P1">Whex B = Whex(number) </text:p>
      <text:p text:style-name="P1">B = Whex(number, digits) </text:p>
      <text:p text:style-name="P1">Returns the hexadecimal </text:p>
      <text:p text:style-name="P1">form of number as a wide </text:p>
      <text:p text:style-name="P1">string. Can optionally returnonly number of digits. </text:p>
      <text:p text:style-name="P1">Woct B = Woct(number) </text:p>
      <text:p text:style-name="P1">B = Woct(number, digits) </text:p>
      <text:p text:style-name="P1">Returns the octal form of </text:p>
      <text:p text:style-name="P1">number as a wide string.</text:p>
      <text:p text:style-name="P1">Can optionally return onlynumber of digits. </text:p>
      <text:p text:style-name="P1">Wspace B = Wspace(number) Returns a wide string withnumber of spaces. </text:p>
      <text:p text:style-name="P1">Wstr B = Wstr(number) </text:p>
      <text:p text:style-name="P1">B = Wstr(ascii_string) </text:p>
      <text:p text:style-name="P1">The first form of Wstr will </text:p>
      <text:p text:style-name="P1">return a wide stringresprestation of a number.</text:p>
      <text:p text:style-name="P1">The second form will </text:p>
      <text:p text:style-name="P1">convert an ascii string to aUnicode string. </text:p>
      <text:p text:style-name="P1">Wstring B = Wstring(number, code) </text:p>
      <text:p text:style-name="P1">B = Wstring(number, string) </text:p>
      <text:p text:style-name="P1">String will return a widestring with number ofcharacters that correspondto the ascii character code </text:p>
      <text:p text:style-name="P1">or the first character of </text:p>
      <text:p text:style-name="P1">string. </text:p>
      <text:p text:style-name="P1"/>
      <text:p text:style-name="P1"/>
      <text:p text:style-name="P1">Table 9.5: Wide String Functions </text:p>
      <text:p text:style-name="P1"><text:soft-page-break/></text:p>
      <text:p text:style-name="P1">The wide string functions work in the same manner as their regular string </text:p>
      <text:p text:style-name="P1">counterparts. </text:p>
      <text:p text:style-name="P1"/>
      <text:h text:style-name="Heading_20_2" text:outline-level="2">String Operators </text:h>
      <text:p text:style-name="P1"/>
      <text:p text:style-name="P1">There are two string operators &amp; and + which concatenate two or more strings </text:p>
      <text:p text:style-name="P1">together. &amp; is preferred over + since &amp; will automatically convert the operands to strings, </text:p>
      <text:p text:style-name="P1">where + will not. </text:p>
      <text:p text:style-name="P1"/>
      <text:h text:style-name="Heading_20_2" text:outline-level="2">CRT Character and String Functions </text:h>
      <text:p text:style-name="P1"/>
      <text:p text:style-name="P1">The C Runtime Library has a number of functions to identify different charactersand manipulate strings. These functions are useful for managing string data such asidentifying numbers or parsing tokens within a string. While all of these actions can becoded using Basic code, using the CRT functions can speed development time, and insome cases operate much faster than equivalent Basic code. </text:p>
      <text:p text:style-name="P1"/>
      <text:h text:style-name="Heading_20_3" text:outline-level="3">Character Functions </text:h>
      <text:p text:style-name="P1"/>
      <text:p text:style-name="P1">In the ctype.bi declaration file, located in the inc\crt folder, you will find a numberof functions to identify different types of characters. To use these functions in yourprogram you must include the ctype.bi file, #include once "crt/ctype.bi". The </text:p>
      <text:p text:style-name="P1">following table lists the different character functions. All of these functions take an asciicharacter code and return a non-zero result if successful or a zero result if not successful. </text:p>
      <text:p text:style-name="P1"/>
      <text:p text:style-name="P1">Function Syntax Comment </text:p>
      <text:p text:style-name="P1">Isalnum B = Isalnum(asc_code) Returns non-zero if the </text:p>
      <text:p text:style-name="P1">character is an alphanumeric </text:p>
      <text:p text:style-name="P1">character, zero if </text:p>
      <text:p text:style-name="P1">not. </text:p>
      <text:p text:style-name="P1">Isalpha B = Isalpha(asc_code) Returns non-zero if the </text:p>
      <text:p text:style-name="P1">character is an alphabeticalcharacter, zero if not. </text:p>
      <text:p text:style-name="P1">Iscntrl B = Iscntrl(asc_code) Returns non-zero if the </text:p>
      <text:p text:style-name="P1">character is a control </text:p>
      <text:p text:style-name="P1">character, such as a Tab, </text:p>
      <text:p text:style-name="P1">zero if not. </text:p>
      <text:p text:style-name="P1">Isdigit B = Isdigit(asc_code) Returns non-zero if the </text:p>
      <text:p text:style-name="P1">character is a numeric digit,</text:p>
      <text:p text:style-name="P1">0 to 9, zero if not. </text:p>
      <text:p text:style-name="P1">Isgraph B = Isgraph(asc_code) Returns non-zero if the </text:p>
      <text:p text:style-name="P1">characterhas a glyphassociated with it, zero if </text:p>
      <text:p text:style-name="P1">not. This function onlyidentifies the standard glyphcharacters in the lower ascii </text:p>
      <text:p text:style-name="P1"><text:soft-page-break/>range. </text:p>
      <text:p text:style-name="P1"/>
      <text:p text:style-name="P1"/>
      <text:p text:style-name="P1">Function Syntax Comment </text:p>
      <text:p text:style-name="P1">Islower B = Islower(asc_code) Returns non-zero if the </text:p>
      <text:p text:style-name="P1">character is lower-case, zero </text:p>
      <text:p text:style-name="P1">if not. </text:p>
      <text:p text:style-name="P1">Isprint B = Isprint(asc_code) Returns non-zero if the </text:p>
      <text:p text:style-name="P1">character is a printablecharacter, zero if not. This </text:p>
      <text:p text:style-name="P1">function only identifies theprintable characters in thelower ascii range. </text:p>
      <text:p text:style-name="P1">Ispunct B = Ispunct(asc_code) Returns non-zero if the </text:p>
      <text:p text:style-name="P1">character is a punctuationcharacter, zero if not. </text:p>
      <text:p text:style-name="P1">Isspace B = Isspace(asc_code) Returns non-zero if the </text:p>
      <text:p text:style-name="P1">character is a whitespacecharacter, zero if not. </text:p>
      <text:p text:style-name="P1">Whitespace is defined as aspace, form-feed, new-line,</text:p>
      <text:p text:style-name="P1">carriage return, horizontaland vertical tabs. </text:p>
      <text:p text:style-name="P1">Isupper B = Isupper(asc_code) Returns non-zero if the </text:p>
      <text:p text:style-name="P1">character is upper-case,</text:p>
      <text:p text:style-name="P1">zero if not. </text:p>
      <text:p text:style-name="P1">Isxdigit B = isxdigit(asc_code) Returns non-zero if the </text:p>
      <text:p text:style-name="P1">character is a hexidecimal </text:p>
      <text:p text:style-name="P1">digit, zero if not.</text:p>
      <text:p text:style-name="P1">Hexadecimal digits include 0through 9, A through F anda through f. </text:p>
      <text:p text:style-name="P1"/>
      <text:p text:style-name="P1">Table 9.6: CRT Character Functions </text:p>
      <text:p text:style-name="P1"/>
      <text:p text:style-name="P1">The following program illustrates how to use these functions. </text:p>
      <text:p text:style-name="P1"/>
      <text:p text:style-name="P1">1 </text:p>
      <text:p text:style-name="P1">Option Explicit </text:p>
      <text:p text:style-name="P1">2 </text:p>
      <text:p text:style-name="P1">3 </text:p>
      <text:p text:style-name="P1">#include once "crt/ctype.bi" </text:p>
      <text:p text:style-name="P1">4 </text:p>
      <text:p text:style-name="P1">5 </text:p>
      <text:p text:style-name="P1">Dim As String myString </text:p>
      <text:p text:style-name="P1">6 </text:p>
      <text:p text:style-name="P1">Dim As Integer ret, i, ichar </text:p>
      <text:p text:style-name="P1">7 </text:p>
      <text:p text:style-name="P1">8 </text:p>
      <text:p text:style-name="P1">'Load some characters into the string </text:p>
      <text:p text:style-name="P1">9 </text:p>
      <text:p text:style-name="P1">myString = "ABcd01!* " &amp; Chr(128) &amp; Chr(1) </text:p>
      <text:p text:style-name="P1">10 </text:p>
      <text:p text:style-name="P1">11 </text:p>
      <text:p text:style-name="P1">'Print header on console </text:p>
      <text:p text:style-name="P1">12 </text:p>
      <text:p text:style-name="P1">Print "Char";Tab(6);"Alnum";Tab(12);"Alpha";Tab(18);"Cntrl";Tab(24); </text:p>
      <text:p text:style-name="P1"/>
      <text:p text:style-name="P1"/>
      <text:p text:style-name="P1"><text:soft-page-break/></text:p>
      <text:p text:style-name="P1">13 </text:p>
      <text:p text:style-name="P1">Print "Digit";Tab(30);"Graph";Tab(36);"Lower";Tab(42);"Print";Tab(48); </text:p>
      <text:p text:style-name="P1">14 </text:p>
      <text:p text:style-name="P1">Print "Punct";Tab(54);"Space";Tab(60);"Upper" </text:p>
      <text:p text:style-name="P1">15 </text:p>
      <text:p text:style-name="P1">Print String(79, "") </text:p>
      <text:p text:style-name="P1">16 </text:p>
      <text:p text:style-name="P1">17 </text:p>
      <text:p text:style-name="P1">'Examine each character in string. </text:p>
      <text:p text:style-name="P1">18 </text:p>
      <text:p text:style-name="P1">For i = 1 To Len(myString)</text:p>
      <text:p text:style-name="P1">19 </text:p>
      <text:p text:style-name="P1">ichar = Asc(Mid(myString, i, 1))</text:p>
      <text:p text:style-name="P1">20 </text:p>
      <text:p text:style-name="P1">'Print the character21 </text:p>
      <text:p text:style-name="P1">Print Chr(ichar);</text:p>
      <text:p text:style-name="P1">22 </text:p>
      <text:p text:style-name="P1">Print Tab(6);</text:p>
      <text:p text:style-name="P1">23 </text:p>
      <text:p text:style-name="P1">'Check to see what kind of character it is24 </text:p>
      <text:p text:style-name="P1">ret = isalnum(ichar)</text:p>
      <text:p text:style-name="P1">25 </text:p>
      <text:p text:style-name="P1">'If character type then print Y26 </text:p>
      <text:p text:style-name="P1">If ret &lt;&gt; 0 Then27 </text:p>
      <text:p text:style-name="P1">Print "Y";</text:p>
      <text:p text:style-name="P1">28 </text:p>
      <text:p text:style-name="P1">Else29 </text:p>
      <text:p text:style-name="P1">Print "N";</text:p>
      <text:p text:style-name="P1">30 </text:p>
      <text:p text:style-name="P1">End If31 </text:p>
      <text:p text:style-name="P1">Print Tab(12);</text:p>
      <text:p text:style-name="P1">32 </text:p>
      <text:p text:style-name="P1">ret = isalpha(ichar) </text:p>
      <text:p text:style-name="P1">33 </text:p>
      <text:p text:style-name="P1">If ret &lt;&gt; 0 Then34 </text:p>
      <text:p text:style-name="P1">Print "Y";</text:p>
      <text:p text:style-name="P1">35 </text:p>
      <text:p text:style-name="P1">Else36 </text:p>
      <text:p text:style-name="P1">Print "N";</text:p>
      <text:p text:style-name="P1">37 </text:p>
      <text:p text:style-name="P1">End If38 </text:p>
      <text:p text:style-name="P1">Print Tab(18);</text:p>
      <text:p text:style-name="P1">39 </text:p>
      <text:p text:style-name="P1">ret = iscntrl(ichar)</text:p>
      <text:p text:style-name="P1">40 </text:p>
      <text:p text:style-name="P1">If ret &lt;&gt; 0 Then41 </text:p>
      <text:p text:style-name="P1">Print "Y";</text:p>
      <text:p text:style-name="P1">42 </text:p>
      <text:p text:style-name="P1">Else43 </text:p>
      <text:p text:style-name="P1"><text:soft-page-break/>Print "N";</text:p>
      <text:p text:style-name="P1">44 </text:p>
      <text:p text:style-name="P1">End If45 </text:p>
      <text:p text:style-name="P1">Print Tab(24);</text:p>
      <text:p text:style-name="P1">46 </text:p>
      <text:p text:style-name="P1">ret = isdigit(ichar)</text:p>
      <text:p text:style-name="P1">47 </text:p>
      <text:p text:style-name="P1">If ret &lt;&gt; 0 Then48 </text:p>
      <text:p text:style-name="P1">Print "Y";</text:p>
      <text:p text:style-name="P1">49 </text:p>
      <text:p text:style-name="P1">Else50 </text:p>
      <text:p text:style-name="P1">Print "N";</text:p>
      <text:p text:style-name="P1">51 </text:p>
      <text:p text:style-name="P1">End If52 </text:p>
      <text:p text:style-name="P1">Print Tab(30);</text:p>
      <text:p text:style-name="P1">53 </text:p>
      <text:p text:style-name="P1">ret = isgraph(ichar) </text:p>
      <text:p text:style-name="P1">54 </text:p>
      <text:p text:style-name="P1">If ret &lt;&gt; 0 Then55 </text:p>
      <text:p text:style-name="P1">Print "Y";</text:p>
      <text:p text:style-name="P1">56 </text:p>
      <text:p text:style-name="P1">Else57 </text:p>
      <text:p text:style-name="P1">Print "N"; </text:p>
      <text:p text:style-name="P1"/>
      <text:p text:style-name="P1"/>
      <text:p text:style-name="P1"/>
      <text:p text:style-name="P1">58 </text:p>
      <text:p text:style-name="P1">End If59 </text:p>
      <text:p text:style-name="P1">Print Tab(36);</text:p>
      <text:p text:style-name="P1">60 </text:p>
      <text:p text:style-name="P1">ret = islower(ichar) </text:p>
      <text:p text:style-name="P1">61 </text:p>
      <text:p text:style-name="P1">If ret &lt;&gt; 0 Then62 </text:p>
      <text:p text:style-name="P1">Print "Y";</text:p>
      <text:p text:style-name="P1">63 </text:p>
      <text:p text:style-name="P1">Else64 </text:p>
      <text:p text:style-name="P1">Print "N";</text:p>
      <text:p text:style-name="P1">65 </text:p>
      <text:p text:style-name="P1">End If66 </text:p>
      <text:p text:style-name="P1">Print Tab(42);</text:p>
      <text:p text:style-name="P1">67 </text:p>
      <text:p text:style-name="P1">ret = isprint(ichar) </text:p>
      <text:p text:style-name="P1">68 </text:p>
      <text:p text:style-name="P1">If ret &lt;&gt; 0 Then69 </text:p>
      <text:p text:style-name="P1">Print "Y";</text:p>
      <text:p text:style-name="P1">70 </text:p>
      <text:p text:style-name="P1">Else71 </text:p>
      <text:p text:style-name="P1">Print "N";</text:p>
      <text:p text:style-name="P1">72 </text:p>
      <text:p text:style-name="P1">End If73 </text:p>
      <text:p text:style-name="P1"><text:soft-page-break/>Print Tab(48);</text:p>
      <text:p text:style-name="P1">74 </text:p>
      <text:p text:style-name="P1">ret = ispunct(ichar) </text:p>
      <text:p text:style-name="P1">75 </text:p>
      <text:p text:style-name="P1">If ret &lt;&gt; 0 Then76 </text:p>
      <text:p text:style-name="P1">Print "Y";</text:p>
      <text:p text:style-name="P1">77 </text:p>
      <text:p text:style-name="P1">Else78 </text:p>
      <text:p text:style-name="P1">Print "N";</text:p>
      <text:p text:style-name="P1">79 </text:p>
      <text:p text:style-name="P1">End If80 </text:p>
      <text:p text:style-name="P1">Print Tab(54);</text:p>
      <text:p text:style-name="P1">81 </text:p>
      <text:p text:style-name="P1">ret = isspace(ichar) </text:p>
      <text:p text:style-name="P1">82 </text:p>
      <text:p text:style-name="P1">If ret &lt;&gt; 0 Then83 </text:p>
      <text:p text:style-name="P1">Print "Y";</text:p>
      <text:p text:style-name="P1">84 </text:p>
      <text:p text:style-name="P1">Else85 </text:p>
      <text:p text:style-name="P1">Print "N";</text:p>
      <text:p text:style-name="P1">86 </text:p>
      <text:p text:style-name="P1">End If87 </text:p>
      <text:p text:style-name="P1">Print Tab(60);</text:p>
      <text:p text:style-name="P1">88 </text:p>
      <text:p text:style-name="P1">ret = isupper(ichar)</text:p>
      <text:p text:style-name="P1">89 </text:p>
      <text:p text:style-name="P1">If ret &lt;&gt; 0 Then90 </text:p>
      <text:p text:style-name="P1">Print "Y"</text:p>
      <text:p text:style-name="P1">91 </text:p>
      <text:p text:style-name="P1">Else92 </text:p>
      <text:p text:style-name="P1">Print "N"</text:p>
      <text:p text:style-name="P1">93 </text:p>
      <text:p text:style-name="P1">End If </text:p>
      <text:p text:style-name="P1">94 </text:p>
      <text:p text:style-name="P1">Next </text:p>
      <text:p text:style-name="P1">95 </text:p>
      <text:p text:style-name="P1">96 </text:p>
      <text:p text:style-name="P1">Sleep </text:p>
      <text:p text:style-name="P1">97End </text:p>
      <text:p text:style-name="P1"/>
      <text:p text:style-name="P1"/>
      <text:p text:style-name="P1">Listing 9.7: crt_char.bas </text:p>
      <text:p text:style-name="P1"/>
      <text:p text:style-name="P1"><text:tab/>Analysis: Line 3 includes the ctype.bi file that is needed to link to these CRTfunctions. Lines 5 and 6 declare the working variables. MyString will contain thecharacters to identify, ret is the return value from the function, i is used in the For-Next </text:p>
      <text:p text:style-name="P1"/>
      <text:p text:style-name="P1"/>
      <text:p text:style-name="P2"/>
      <text:p text:style-name="P1">loop and ichar contains the fascicle code of the character that is passed as the parameterto the different functions. Line 12 through 15 display a header line that will be used toidentify which functions returns a true result. The different column headers refer to thedifferent functions. Alnum is the return column for the Isalnum function, the Alphacolumn is the return for the Isalpha function and so on. </text:p>
      <text:p text:style-name="P1"/>
      <text:p text:style-name="P1">Line 18 and 94 comprise the For-Next block. Line 19 gets the current characterfrom the string and converts it to an ascii code using the Asc function. The character isthen tested with each function. If the function returns a non-zero result, a Y is printed inthe appropriate column. If the function returns a zero, an N is printed in the appropriatecolumn. </text:p>
      <text:p text:style-name="P1"/>
      <text:p text:style-name="P1">The program is then closed in the usual way. </text:p>
      <text:p text:style-name="P1"/>
      <text:p text:style-name="P1">When you run the program you should see the following result. </text:p>
      <text:p text:style-name="P1"/>
      <text:p text:style-name="P1">Char Alnum Alpha Cntrl Digit Graph Lower Print Punct Space Upper </text:p>
      <text:p text:style-name="P1"/>
      <text:p text:style-name="P1"/>
      <text:p text:style-name="P1">A Y Y N N Y N Y N N Y </text:p>
      <text:p text:style-name="P1">B Y Y N N Y N Y N N Y </text:p>
      <text:p text:style-name="P1">c Y Y N N Y Y Y N N N </text:p>
      <text:p text:style-name="P1">d Y Y N N Y Y Y N N N </text:p>
      <text:p text:style-name="P1">0 Y N N Y Y N Y N N N </text:p>
      <text:p text:style-name="P1">1 Y N N Y Y N Y N N N </text:p>
      <text:p text:style-name="P1">! N N N N Y N Y Y N N </text:p>
      <text:p text:style-name="P1"/>
      <text:p text:style-name="P1"/>
      <text:p text:style-name="P1">* </text:p>
      <text:p text:style-name="P1">N N N N Y N Y Y N N </text:p>
      <text:p text:style-name="P1">N N N N N N Y N Y N </text:p>
      <text:p text:style-name="P1">N N N N N N Y N Y N </text:p>
      <text:p text:style-name="P1">Ç N N N N N N N N N N </text:p>
      <text:p text:style-name="P1">. </text:p>
      <text:p text:style-name="P1">NNYNNNNNNN </text:p>
      <text:p text:style-name="P1"/>
      <text:p text:style-name="P1"/>
      <text:p text:style-name="P1">Output 9.7: Output of crt_char.bas </text:p>
      <text:p text:style-name="P1"/>
      <text:p text:style-name="P1">As you can see, these functions work with the lower ascii characters, which are thecharacters you would normally find in text files. Using these functions can make your joba lot easier when you are trying to identify characters from a file or from user input. </text:p>
      <text:p text:style-name="P1"/>
      <text:h text:style-name="Heading_20_3" text:outline-level="3">Strtok Function </text:h>
      <text:p text:style-name="P1"/>
      <text:p text:style-name="P1">The Strtok function will return tokens separated by a delimiter set. Strtok is quitefast and since it will look for a set of delimiters, it is much easier to use Strtok than Instr </text:p>
      <text:p text:style-name="P1"><text:soft-page-break/>within a loop. Strtok is contained in the string.bi declaration file located in the inc\crtfolder of your FreeBasic installation. Strtok is declared as: </text:p>
      <text:p text:style-name="P1"/>
      <text:p text:style-name="P1">declare function strtok cdecl alias "strtok" (byval as zstring ptr, _ </text:p>
      <text:p text:style-name="P1">byval as zstring ptr) as zstring ptr </text:p>
      <text:p text:style-name="P1"/>
      <text:p text:style-name="P1"/>
      <text:p text:style-name="P1"/>
      <text:p text:style-name="P1">The first parameter is the string to parse and the second parameter is the delimiterset. Strtok returns a pointer to the first token in the string. Even though the parametersare defined as Zstring pointers, you can use dynamic strings since the compiler willautomatically dereference a dynamic string if it is passed to a Zstring pointer. This makesworking with this function quite easy. You will need to define a Zstring pointer as thereturn value though. </text:p>
      <text:p text:style-name="P1"/>
      <text:p text:style-name="P1">The following program uses Strtok to parse a string into tokens. </text:p>
      <text:p text:style-name="P1">1 </text:p>
      <text:p text:style-name="P1">Option Explicit </text:p>
      <text:p text:style-name="P1">2 </text:p>
      <text:p text:style-name="P1">3 </text:p>
      <text:p text:style-name="P1">#include once "crt.bi" </text:p>
      <text:p text:style-name="P1">4 </text:p>
      <text:p text:style-name="P1">5 </text:p>
      <text:p text:style-name="P1">Dim As String tstr, tmpstr, delim </text:p>
      <text:p text:style-name="P1">6 </text:p>
      <text:p text:style-name="P1">Dim zret As Zstring Ptr </text:p>
      <text:p text:style-name="P1">7 </text:p>
      <text:p text:style-name="P1">8 </text:p>
      <text:p text:style-name="P1">9 </text:p>
      <text:p text:style-name="P1">'Create delimiters </text:p>
      <text:p text:style-name="P1">10 </text:p>
      <text:p text:style-name="P1">delim = " ,!" </text:p>
      <text:p text:style-name="P1">11 </text:p>
      <text:p text:style-name="P1">'Create parse string </text:p>
      <text:p text:style-name="P1">12 </text:p>
      <text:p text:style-name="P1">tstr = "HelloWorld, </text:p>
      <text:p text:style-name="P1">From Freebasic!" </text:p>
      <text:p text:style-name="P1">13 </text:p>
      <text:p text:style-name="P1">'Create a working copy of string </text:p>
      <text:p text:style-name="P1">14 </text:p>
      <text:p text:style-name="P1">'strtok will alter original string </text:p>
      <text:p text:style-name="P1">15 </text:p>
      <text:p text:style-name="P1">tmpstr = tstr </text:p>
      <text:p text:style-name="P1">16 </text:p>
      <text:p text:style-name="P1">'First call with string and delimiters </text:p>
      <text:p text:style-name="P1">17 </text:p>
      <text:p text:style-name="P1">zret = strtok(tmpstr, delim) </text:p>
      <text:p text:style-name="P1">18 </text:p>
      <text:p text:style-name="P1">'Check for a NULL pointer </text:p>
      <text:p text:style-name="P1">19 </text:p>
      <text:p text:style-name="P1"><text:soft-page-break/>If zret &lt;&gt; NULL Then20 </text:p>
      <text:p text:style-name="P1">Print zret[0]</text:p>
      <text:p text:style-name="P1">21 </text:p>
      <text:p text:style-name="P1">'Parse rest of string22 </text:p>
      <text:p text:style-name="P1">Do </text:p>
      <text:p text:style-name="P1">23 </text:p>
      <text:p text:style-name="P1">'Call with NULL to work on same string24 </text:p>
      <text:p text:style-name="P1">zret = strtok(NULL, delim)</text:p>
      <text:p text:style-name="P1">25 </text:p>
      <text:p text:style-name="P1">If zret &lt;&gt; NULL Then26 </text:p>
      <text:p text:style-name="P1">Print zret[0]</text:p>
      <text:p text:style-name="P1">27 </text:p>
      <text:p text:style-name="P1">End If28 </text:p>
      <text:p text:style-name="P1">Loop Until zret = NULL </text:p>
      <text:p text:style-name="P1">29 </text:p>
      <text:p text:style-name="P1">End If </text:p>
      <text:p text:style-name="P1">30 </text:p>
      <text:p text:style-name="P1">Sleep </text:p>
      <text:p text:style-name="P1">31 </text:p>
      <text:p text:style-name="P1">End </text:p>
      <text:p text:style-name="P1"/>
      <text:p text:style-name="P1"/>
      <text:p text:style-name="P1">Listing 9.8: strtok.bas </text:p>
      <text:p text:style-name="P1"/>
      <text:p text:style-name="P1"><text:tab/>Analysis: Line 3 includes the crt library declarations so that Strtok is available tothe program. Lines 5 and 6 define the working variables. Tstr is the original parse string,</text:p>
      <text:p text:style-name="P1">tmpstr is a copy of the original string and delim is the set of delimiters. Zret is defined as </text:p>
      <text:p text:style-name="P1"/>
      <text:p text:style-name="P1"/>
      <text:p text:style-name="P1">a Zstring pointer and will be the return value from the function. Line 10 sets the delimiterset and line 12 sets the parse string. In line 15 a copy is made of the original string, sinceStrtok will alter the string as it is parsed. If you need to save the original string value, usea temporary string with the function rather than the original string. Line 17 calls Strtokwith the parse string and the delimiter set. This initial call sets up the function to parsethe string. Subsequent calls to Strtok will use a Null in place of the parse string toindicate that you want to parse the original string and not a new string. </text:p>
      <text:p text:style-name="P1"/>
      <text:p text:style-name="P1">Line 19 checks for a Null pointer. Strtok will return a Null when it cannot extractany tokens from the parse string. You should always check for a NULL pointer beforeusing the pointer reference. Line 20 prints the value of the token using the pointer indexmethod. This will print everything from index 0 up to the terminating Null character.</text:p>
      <text:p text:style-name="P1">Remember that Zstring are C-type strings, an array of characters that terminate withcharacter zero, a Null. </text:p>
      <text:p text:style-name="P1"/>
      <text:p text:style-name="P1">Line 22 through 28 call Strtok with a Null for the parse string to extract each tokenfrom the string. Thre loop terminates when a Null is returned from Strtok. Once again, inline 25, the pointer is checked to make sure it isn't a Null pointer before the value isprinted to the console window. </text:p>
      <text:p text:style-name="P1"/>
      <text:p text:style-name="P1"><text:soft-page-break/>After all the tokens have been processed, zret will be Null, the loop will exit and theprogram will close in the usual manner. </text:p>
      <text:p text:style-name="P1"/>
      <text:p text:style-name="P1">When you run the program you should the following output. </text:p>
      <text:p text:style-name="P1"/>
      <text:p text:style-name="P1">Hello </text:p>
      <text:p text:style-name="P1"/>
      <text:p text:style-name="P1"/>
      <text:p text:style-name="P1">World </text:p>
      <text:p text:style-name="P1"/>
      <text:p text:style-name="P1"/>
      <text:p text:style-name="P1">From </text:p>
      <text:p text:style-name="P1"/>
      <text:p text:style-name="P1"/>
      <text:p text:style-name="P1">Freebasic </text:p>
      <text:p text:style-name="P1"/>
      <text:p text:style-name="P1"/>
      <text:p text:style-name="P1">Output 9.8: Output of strtok.bas </text:p>
      <text:p text:style-name="P1"/>
      <text:p text:style-name="P1">The output shows the individual tokens in the string. Not only is Strtok easy to use,</text:p>
      <text:p text:style-name="P1">but because you can pass a set of delimiters the amount of code you have to write toparse a string that has several delimiters is considerably less than if you wrote the parsefunction in FreeBasic. Less code means less chance of things going wrong, which resultsin a more robust, stable program. </text:p>
      <text:p text:style-name="P1"/>
      <text:h text:style-name="Heading_20_2" text:outline-level="2">A Look Ahead </text:h>
      <text:p text:style-name="P1"/>
      <text:p text:style-name="P1">So far in the book you have seen the individual intrinsic data types. There aretimes though when you need an aggregate data type to fully describe your data. This iswhere Type definitions and Unions come in handy, which are discussed in the next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9 String Data Types </dc:title>
    <dc:date>2016-02-24T22:06:05.548000000</dc:date>
    <meta:editing-duration>PT4M6S</meta:editing-duration>
    <meta:editing-cycles>2</meta:editing-cycles>
    <meta:generator>LibreOffice/5.1.0.3$Windows_x86 LibreOffice_project/5e3e00a007d9b3b6efb6797a8b8e57b51ab1f737</meta:generator>
    <meta:document-statistic meta:table-count="0" meta:image-count="0" meta:object-count="0" meta:page-count="29" meta:paragraph-count="883" meta:word-count="6867" meta:character-count="41369" meta:non-whitespace-character-count="34564"/>
    <meta:template xlink:type="simple" xlink:actuate="onRequest" xlink:title="" xlink:href="../fbeginnerm.odm" meta:date="2016-01-15T18:42:38.047000000"/>
  </office:meta>
</office:document-meta>
</file>